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ource Code Pro" svg:font-family="'Source Code Pro'"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margin-top="0in" fo:margin-bottom="0in"/>
    </style:style>
    <style:style style:name="P3" style:family="paragraph" style:parent-style-name="Text_20_body">
      <style:paragraph-properties fo:margin-top="0.0799in" fo:margin-bottom="0in"/>
    </style:style>
    <style:style style:name="P4" style:family="paragraph" style:parent-style-name="Standard">
      <style:paragraph-properties fo:margin-left="1in" fo:margin-right="0in" fo:text-indent="0in" style:auto-text-indent="false"/>
    </style:style>
    <style:style style:name="P5" style:family="paragraph" style:parent-style-name="Text_20_body">
      <style:text-properties fo:font-weight="normal" style:font-weight-asian="normal" style:font-weight-complex="normal"/>
    </style:style>
    <style:style style:name="P6" style:family="paragraph" style:parent-style-name="Heading_20_2">
      <style:text-properties style:font-name="Times New Roman"/>
    </style:style>
    <style:style style:name="P7" style:family="paragraph" style:parent-style-name="Heading_20_3">
      <style:paragraph-properties fo:margin-top="0.0799in" fo:margin-bottom="0in"/>
    </style:style>
    <style:style style:name="P8" style:family="paragraph" style:parent-style-name="Heading_20_4">
      <style:text-properties fo:font-weight="bold" style:font-weight-asian="bold" style:font-weight-complex="bold"/>
    </style:style>
    <style:style style:name="P9" style:family="paragraph" style:parent-style-name="Heading_20_4">
      <style:text-properties style:font-name="Times New Roman" fo:font-size="11pt" fo:font-weight="bold" style:font-size-asian="11pt" style:font-weight-asian="bold" style:font-size-complex="11pt" style:font-weight-complex="bold"/>
    </style:style>
    <style:style style:name="P10" style:family="paragraph" style:parent-style-name="Heading_20_4">
      <style:paragraph-properties fo:margin-top="0.1in" fo:margin-bottom="0in"/>
    </style:style>
    <style:style style:name="P11" style:family="paragraph" style:parent-style-name="Standard" style:list-style-name="L1"/>
    <style:style style:name="P12" style:family="paragraph" style:parent-style-name="Standard">
      <style:paragraph-properties fo:margin-left="1in" fo:margin-right="0in" fo:text-indent="0in"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00ff"/>
    </style:style>
    <style:style style:name="T6"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der Execution System</text:h>
      <text:p text:style-name="Text_20_body">The order execution system (OES) coordinates a facility's outbound material movement during the order fulfillment process. <text:s/>(There is a separate process for material put-away.) <text:s/>It breaks down orders into a physical work plan, and distributes those plans to line workers who execute them and record their work. <text:s/>There are four fundamental model concepts in order execution: <text:a xlink:type="simple" xlink:href="#3.0.0.5.Item:|outline">item</text:a>, <text:a xlink:type="simple" xlink:href="#3.0.0.2.Container: |outline">container</text:a>, <text:a xlink:type="simple" xlink:href="#3.0.0.6.Location: |outline">location</text:a> and <text:a xlink:type="simple" xlink:href="#3.0.0.14.Work Instruction: |outline">work instruction</text:a>. <text:s/>To organize the outbound operation it is necessary to first make key decisions about how to organize the work. <text:s/>The following section describes these choices. <text:s/>These key choices will lead you to the operations</text:p>
      <text:h text:style-name="P6" text:outline-level="2">Process Decisions</text:h>
      <text:h text:style-name="P7" text:outline-level="3">Serial vs Parallel Picking</text:h>
      <text:p text:style-name="P3">This determines if the same order can be picked at different places at the same time or not. <text:s/>It is a property of the order.</text:p>
      <text:h text:style-name="P10" text:outline-level="4">Serial:</text:h>
      <text:p text:style-name="P2">In serial picking an order has a single initiation point and is picked into the primary active container until the order is complete. <text:s/>If there is more than one work area for the order then the primary active container moves from one work area to the next. <text:s/>It continues through the necessary work areas until the order is complete.</text:p>
      <text:h text:style-name="Heading_20_4" text:outline-level="4">Parallel:</text:h>
      <text:p text:style-name="Text_20_body">An order has an initiation point in every work area and gets picked into the work area active container. <text:s/>Each container exits the work area and travels to a collection point to assemble the final order. <text:s/>The value of parallel picking is to A) reduce order cycle time for high-volume operations and B) reduce the total travel time when orders have many picks in some work areas and not others. <text:s/>Parallel picking only makes sense when picking into intermediate containers that go to consolidation before shipping or if each work area can generate a complete outbound container for the order.</text:p>
      <text:h text:style-name="Heading_20_3" text:outline-level="3">Intermediate vs Outbound Container</text:h>
      <text:p text:style-name="Text_20_body">This is a property of the order.</text:p>
      <text:h text:style-name="Heading_20_4" text:outline-level="4">Intermediate Container:</text:h>
      <text:p text:style-name="Text_20_body">Orders get picked into intermediate containers (e.g. totes) that do not leave the facility. <text:s/>These containers meet at a consolidation point where they get combined into the final shipping container.</text:p>
      <text:h text:style-name="Heading_20_4" text:outline-level="4">Outbound Container:</text:h>
      <text:p text:style-name="Text_20_body">The order gets picked directly into the final shipping containers that leave the facility.</text:p>
      <text:h text:style-name="Heading_20_3" text:outline-level="3">Reusable vs One-Time ID</text:h>
      <text:p text:style-name="Text_20_body">There is no system property for this - it's a fact that modifies the process.</text:p>
      <text:h text:style-name="Heading_20_4" text:outline-level="4">Reusable ID:</text:h>
      <text:p text:style-name="Text_20_body">A container has a permanent, scannable ID and it returns to the pick line. <text:s/>There needs to be a manual or automated process to recycle the container ID back to the base state prior to its return to production.</text:p>
      <text:h text:style-name="Heading_20_4" text:outline-level="4">One-Time ID:</text:h>
      <text:p text:style-name="Text_20_body">This is either a container that doesn't have a permanent ID (e.g. the pickers apply a one-use ID) or it is a container with a permanent ID, but the container never returns to the facility. <text:s/>In this setup the system never processes the same container ID more than once.</text:p>
      <text:h text:style-name="Heading_20_3" text:outline-level="3"><text:soft-page-break/>Preassigned vs Unassigned Container ID</text:h>
      <text:p text:style-name="Text_20_body">This is a property of the order.</text:p>
      <text:h text:style-name="Heading_20_4" text:outline-level="4">Preassigned Container ID:</text:h>
      <text:p text:style-name="Text_20_body">The order is preassigned to a container ID. <text:s/>This usually happens when the preprinted shipping label is the container ID during the pick process. <text:s/>In this setup the container shows up at the order initiation point either with the container ID already attached, or the picker needs to apply it to the outbound container prior to adding it to the next order batch.</text:p>
      <text:h text:style-name="Heading_20_4" text:outline-level="4">Unassigned Container ID:</text:h>
      <text:p text:style-name="Text_20_body">The order has no preassigned container IDs, so the order gets assigned a container ID at the order initiation point. <text:s/>In parallel picking there is more than one initiation point and the ID becomes the work area active container. <text:s/>In serial picking there is a single initiation point and the ID becomes the primary active container.</text:p>
      <text:h text:style-name="Heading_20_3" text:outline-level="3">Lot ID tracking vs FIFO</text:h>
      <text:p text:style-name="Text_20_body">Lot tracking is a property of the item master. <text:s/>If an item master requires lot tracking then the system stores and recalls items by item ID and lot ID.</text:p>
      <text:h text:style-name="Heading_20_4" text:outline-level="4">Lot ID Tracking:</text:h>
      <text:p text:style-name="Text_20_body">When an item master requires lot tracking then the same item may appear in different locations with different lot numbers. <text:s/>The orders will get picked using the oldest lots first. <text:s/>If facility allows orders to fill with more than one lot for the same line item then it is possible that one line item will fill from multiple locations. <text:s/>Every item picked has its lot ID recorded on the completed work instruction.</text:p>
      <text:h text:style-name="Heading_20_4" text:outline-level="4">FIFO:</text:h>
      <text:p text:style-name="Text_20_body">If the item master does not require lot numbers, so the same item at any location is equivalent. <text:s/>The system will usually picks line items FIFO unless there is a special pick operation process in place. <text:s/>(E.g. a program to re-slot SKUs that requires slots to drain in a certain order.)</text:p>
      <text:h text:style-name="Heading_20_2" text:outline-level="2">The Pick Process Recipes</text:h>
      <text:p text:style-name="Text_20_body">Select a process recipe that corresponds to the selections you made above.</text:p>
      <text:h text:style-name="Heading_20_3" text:outline-level="3">Recipe #1: Serial Pick/Outbound Container/One-Time ID/Unassigned Container ID/Lot IDs</text:h>
      <text:p text:style-name="Text_20_body">The picks go directly into the outbound shipping container. <text:s/>The shipping containers pass most or all locations as workers pick items into them.</text:p>
      <text:h text:style-name="Heading_20_4" text:outline-level="4">First Work Area Initiation Point (Order Initiation Point):</text:h>
      <text:p text:style-name="Text_20_body">All orders start the pick process at the order initiation point: the first work area's initiation point. <text:s/>Here the worker associates a batch of orders with containers. <text:s/>The worker picks the batch until they reach the end of the work area.</text:p>
      <text:h text:style-name="Heading_20_4" text:outline-level="4">First Work Area Termination Point</text:h>
      <text:p text:style-name="Text_20_body">When an order batch reaches the work area termination point, some or all of the orders are complete. <text:s/>If the facility has only one work area then the orders move to the outbound processing area. <text:s/>If there are multiple work areas then the order batch moves to the initiation point of the next work area.</text:p>
      <text:h text:style-name="Heading_20_4" text:outline-level="4">Next Work Area Initiation Point (Optional)</text:h>
      <text:p text:style-name="Text_20_body">An order batch that completes in the previous work area arrives at the next work area's initiation point. <text:s/>When a worker is ready to work another order batch, they take the next batch waiting at the initiation point and scan any container or order ID in the batch. <text:s/>The worker picks the batch until they reach the end of the work area.</text:p>
      <text:h text:style-name="Heading_20_4" text:outline-level="4"><text:soft-page-break/>Last Work Area Termination Point</text:h>
      <text:p text:style-name="Text_20_body">Works just like the first work area initiation point.</text:p>
      <text:h text:style-name="Heading_20_4" text:outline-level="4">Process Flow</text:h>
      <text:p text:style-name="Text_20_body">These are the steps to work orders in this type of operation. <text:s/>The steps may link to a detailed explanation of that step. <text:s/>(Some steps apply to more than one recipe.)</text:p>
      <text:p text:style-name="Text_20_body"/>
      <text:list xml:id="list7193672223213455400" text:style-name="L1">
        <text:list-item>
          <text:h text:style-name="P11" text:outline-level="1" text:restart-numbering="true" text:start-value="-1">IMPORT NEW ORDERS (see <text:a xlink:type="simple" xlink:href="#3.Order Import Processes|outline"><text:span text:style-name="T5">ORDER IMPORT PROCESS</text:span></text:a>)</text:h>
        </text:list-item>
        <text:list-item>
          <text:h text:style-name="P11" text:outline-level="1">GROUP ORDERS FOR WORK (see <text:a xlink:type="simple" xlink:href="#3.Order Grouping Process|outline"><text:span text:style-name="T5">ORDER GROUPING PROCESS</text:span></text:a>)</text:h>
        </text:list-item>
        <text:list-item>
          <text:h text:style-name="P11" text:outline-level="1">RELEASE ORDERS TO PRODUCTION (see <text:a xlink:type="simple" xlink:href="#2.2.Release Orders to Production|outline"><text:span text:style-name="T5">ORDER GROUP RELEASE PROCESS</text:span></text:a>) </text:h>
        </text:list-item>
        <text:list-item>
          <text:h text:style-name="P11" text:outline-level="1">WORKER BEGINS SHIFT (see <text:a xlink:type="simple" xlink:href="#2.3.Worker Begin Shift Process|outline"><text:span text:style-name="T5">WORKER BEGIN SHIFT PROCESS</text:span></text:a>)</text:h>
        </text:list-item>
        <text:list-item>
          <text:h text:style-name="P11" text:outline-level="1">WORKER ARRIVES AT THEIR WORK AREA</text:h>
        </text:list-item>
        <text:list-item>
          <text:h text:style-name="P11" text:outline-level="1">WORKER LOGS IN AT WORK AREA INITIATION POINT</text:h>
        </text:list-item>
        <text:list-item>
          <text:h text:style-name="P11" text:outline-level="1">WORKER ACQUIRES NEXT AVAILABLE CHE (COULD BE FROM UPSTREAM WORK AREA.)</text:h>
        </text:list-item>
        <text:list-item>
          <text:h text:style-name="P11" text:outline-level="1">WORKER SETS UP THE NEXT ORDER BATCH ON THE CHE (see <text:a xlink:type="simple" xlink:href="#1.7.CHE Setup (Outbound Orders)|outline"><text:span text:style-name="T5">CHE SETUP PROCESS - SERIAL</text:span></text:a>)</text:h>
        </text:list-item>
        <text:list-item>
          <text:h text:style-name="P11" text:outline-level="1">SYSTEM STARTS THE PICK PROCESS FOR THE ORDER BATCH</text:h>
        </text:list-item>
        <text:list-item>
          <text:h text:style-name="P11" text:outline-level="1">CHE TERMINAL BLINKS WORKER'S PICK ID COLOR</text:h>
        </text:list-item>
        <text:list-item>
          <text:h text:style-name="P11" text:outline-level="1">THE AISLE END-CAP THAT HAS THE ACTIVE PICK WILL BLINK THE PICKER'S COLOR</text:h>
        </text:list-item>
        <text:list-item>
          <text:h text:style-name="P11" text:outline-level="1">WORKER SEARCHES AISLE END-CAP INDICATORS, LOOKS FOR ACTIVE PICK AISLE</text:h>
        </text:list-item>
        <text:list-item>
          <text:h text:style-name="P11" text:outline-level="1">WORKER ENTERS AISLE WITH CHE</text:h>
        </text:list-item>
        <text:list-item>
          <text:h text:style-name="P11" text:outline-level="1">FOR EACH PICK IN THIS ORDER BATCH ON THIS AISLE</text:h>
          <text:list>
            <text:list-item>
              <text:h text:style-name="P11" text:outline-level="1">THE ACTIVE PICK LOCATION WILL BE LIT SOLID IN THE PICKER'S ID COLOR. <text:s/>(IF THERE ARE ADJACENT LOCATIONS WITH THE SAME ITEM THAT CAN SATISFY THIS PICK THEN THEY MIGHT BE LIT TOO UNLESS THE SYSTEM IS TRYING CLEAR SLOTS AND ROTATE INVENTORY.)</text:h>
            </text:list-item>
            <text:list-item>
              <text:h text:style-name="P11" text:outline-level="1">THE NEXT FIVE PICKS FOR THIS ORDER BATCH WILL BLINK THE WORKER'S COLOR.</text:h>
            </text:list-item>
            <text:list-item>
              <text:h text:style-name="P11" text:outline-level="1">WORKER SEARCHES AISLE FOR ACTIVE PICK LOCATION</text:h>
            </text:list-item>
            <text:list-item>
              <text:h text:style-name="P11" text:outline-level="1">WORKER MOVES CHE TO NEXT PICK LOCATION</text:h>
            </text:list-item>
            <text:list-item>
              <text:h text:style-name="P11" text:outline-level="1">WORKER CHECKS CHE MASTER TERMINAL TOTAL REQUIRED ITEM QUANTITY</text:h>
            </text:list-item>
            <text:list-item>
              <text:h text:style-name="P11" text:outline-level="1">WORKER PICKS TOTAL REQUIRED ITEM QUANTITY FROM LOCATION</text:h>
            </text:list-item>
            <text:list-item>
              <text:h text:style-name="P11" text:outline-level="1">FOR EACH CONTAINER WITH AN ACTIVE PICK AT THIS ITEM LOCATION:</text:h>
              <text:list>
                <text:list-item>
                  <text:list>
                    <text:list-item>
                      <text:h text:style-name="P11" text:outline-level="1"><text:span text:style-name="T6">POTENTIAL CONTAINER FULL EXCEPTION</text:span> (see <text:a xlink:type="simple" xlink:href="#1.9.Container Full Exception|outline"><text:span text:style-name="T5">CONTAINER FULL EXCEPTION</text:span></text:a>)</text:h>
                    </text:list-item>
                    <text:list-item>
                      <text:h text:style-name="P11" text:outline-level="1">CONTAINER'S TERMINAL SHOW REQUIRED CONTAINER QUANTITY</text:h>
                    </text:list-item>
                    <text:list-item>
                      <text:h text:style-name="P11" text:outline-level="1">WORKER PUTS REQUIRED QUANTITY INTO CONTAINER</text:h>
                    </text:list-item>
                    <text:list-item>
                      <text:h text:style-name="P11" text:outline-level="1">WORKER SETS THE QUANTITY PUT AND CONFIRMS PICK COMPLETE</text:h>
                    </text:list-item>
                    <text:list-item>
                      <text:h text:style-name="P11" text:outline-level="1"><text:span text:style-name="T6">POTENTIAL OUT OF STOCK EXCEPTION</text:span> (see <text:a xlink:type="simple" xlink:href="#1.9.Out of Stock Exception|outline"><text:span text:style-name="T5">OUT OF STOCK EXCEPTION HANDLING</text:span></text:a>)</text:h>
                    </text:list-item>
                    <text:list-item>
                      <text:h text:style-name="P11" text:outline-level="1">CONTAINER'S TERMINAL SHOWS JUST PUT QUANITY DIMMED</text:h>
                    </text:list-item>
                  </text:list>
                </text:list-item>
              </text:list>
            </text:list-item>
            <text:list-item>
              <text:h text:style-name="P11" text:outline-level="1">END</text:h>
            </text:list-item>
            <text:list-item>
              <text:h text:style-name="P11" text:outline-level="1">POTENTIAL PICK LOCATION AUDIT OPTION (see <text:span text:style-name="T5">PICK AUDIT OPTION</text:span>)</text:h>
            </text:list-item>
          </text:list>
        </text:list-item>
        <text:list-item>
          <text:h text:style-name="P11" text:outline-level="1">END</text:h>
        </text:list-item>
        <text:list-item>
          <text:h text:style-name="P11" text:outline-level="1">REPEAT AISLE PROCESS FOR ALL AISLES</text:h>
        </text:list-item>
        <text:list-item>
          <text:h text:style-name="P11" text:outline-level="1"><text:span text:style-name="T6">POTENTIAL ORDER INCOMPLETE EXCEPTION</text:span> (see <text:span text:style-name="T5">INCOMPLETE ORDER EXCEPTION</text:span>)</text:h>
        </text:list-item>
        <text:list-item>
          <text:h text:style-name="P11" text:outline-level="1">MOVE CHE TO THE WORK AREA TERMINATION POINT</text:h>
        </text:list-item>
      </text:list>
      <text:h text:style-name="Heading_20_3" text:outline-level="3">Recipe #2: Parallel Pick/Outbound Container/One-Time ID/Unassigned Container ID/Lot IDs</text:h>
      <text:p text:style-name="Text_20_body">The picks go directly into the outbound shipping container. <text:s/>The shipping containers pass through a subset of work areas. <text:s/>Generally you use this recipe when each work area can fill a whole shipping container or the whole order itself. <text:s/>(If you need parallel picking, but orders can't be filled in one work area then you will need intermediate container picking - see recipe 3.) <text:s/>One example is e-commerce picking where the orders have low item count and poor SKU aisle affinity. <text:s/>I.e. The order is complete <text:soft-page-break/>after is passes through one work area.</text:p>
      <text:h text:style-name="Heading_20_4" text:outline-level="4">Initiation Point (Order Initiation Point):</text:h>
      <text:p text:style-name="Text_20_body">Every work area is an initiation point for the part of the order that has picks in that work area. <text:s/>No WIP orders will enter the work area.</text:p>
      <text:h text:style-name="Heading_20_4" text:outline-level="4">Process Flow</text:h>
      <text:p text:style-name="Text_20_body">These are the steps to work orders in this type of operation. <text:s/>The steps may link to a detailed explanation of that step. <text:s/>(Some steps apply to more than one recipe.)</text:p>
      <text:p text:style-name="Text_20_body"/>
      <text:list xml:id="list575943931" text:continue-list="list7193672223213455400" text:style-name="L1">
        <text:list-item text:start-value="1">
          <text:h text:style-name="P11" text:outline-level="1" text:restart-numbering="true" text:start-value="-1">IMPORT NEW ORDERS (see <text:a xlink:type="simple" xlink:href="#3.Order Import Processes|outline"><text:span text:style-name="T5">ORDER IMPORT PROCESS</text:span></text:a>)</text:h>
        </text:list-item>
        <text:list-item>
          <text:h text:style-name="P11" text:outline-level="1">GROUP ORDERS FOR WORK (see <text:a xlink:type="simple" xlink:href="#3.Order Grouping Process|outline"><text:span text:style-name="T5">ORDER GROUPING PROCESS</text:span></text:a>)</text:h>
        </text:list-item>
        <text:list-item>
          <text:h text:style-name="P11" text:outline-level="1">RELEASE ORDERS TO PRODUCTION (see <text:a xlink:type="simple" xlink:href="#2.2.Release Orders to Production|outline"><text:span text:style-name="T5">ORDER GROUP RELEASE PROCESS</text:span></text:a>) </text:h>
        </text:list-item>
        <text:list-item>
          <text:h text:style-name="P11" text:outline-level="1">WORKER BEGINS SHIFT (see <text:a xlink:type="simple" xlink:href="#2.3.Worker Begin Shift Process|outline"><text:span text:style-name="T5">WORKER BEGIN SHIFT PROCESS</text:span></text:a>)</text:h>
        </text:list-item>
        <text:list-item>
          <text:h text:style-name="P11" text:outline-level="1">WORKER ARRIVES AT THEIR WORK AREA</text:h>
        </text:list-item>
        <text:list-item>
          <text:h text:style-name="P11" text:outline-level="1">WORKER LOGS IN AT WORK AREA INITIATION POINT</text:h>
        </text:list-item>
        <text:list-item>
          <text:h text:style-name="P11" text:outline-level="1">WORKER ACQUIRES NEXT AVAILABLE CHE (AN EMPTY CHE BECAUSE THER IS NO WIP.)</text:h>
        </text:list-item>
        <text:list-item>
          <text:h text:style-name="P11" text:outline-level="1">WORKER SETS UP THE NEXT ORDER BATCH ON THE CHE (see <text:a xlink:type="simple" xlink:href="#1.8.CHE Setup (Parallel Picking)|outline"><text:span text:style-name="T5">CHE SETUP PROCESS - PARALLEL</text:span></text:a>)</text:h>
        </text:list-item>
        <text:list-item>
          <text:h text:style-name="P11" text:outline-level="1">SYSTEM STARTS THE PICK PROCESS FOR THE ORDER BATCH</text:h>
        </text:list-item>
        <text:list-item>
          <text:h text:style-name="P11" text:outline-level="1">CHE TERMINAL BLINKS WORKER'S PICK ID COLOR</text:h>
        </text:list-item>
        <text:list-item>
          <text:h text:style-name="P11" text:outline-level="1">THE AISLE END-CAP THAT HAS THE ACTIVE PICK WILL BLINK THE PICKER'S COLOR</text:h>
        </text:list-item>
        <text:list-item>
          <text:h text:style-name="P11" text:outline-level="1">WORKER SEARCHES AISLE END-CAP INDICATORS, LOOKS FOR ACTIVE PICK AISLE</text:h>
        </text:list-item>
        <text:list-item>
          <text:h text:style-name="P11" text:outline-level="1">WORKER ENTERS AISLE WITH CHE</text:h>
        </text:list-item>
        <text:list-item>
          <text:h text:style-name="P11" text:outline-level="1">FOR EACH PICK IN THIS ORDER BATCH ON THIS AISLE</text:h>
          <text:list>
            <text:list-item>
              <text:h text:style-name="P11" text:outline-level="1">THE ACTIVE PICK LOCATION WILL BE LIT SOLID IN THE PICKER'S ID COLOR. <text:s/>(IF THERE ARE ADJACENT LOCATIONS WITH THE SAME ITEM THAT CAN SATISFY THIS PICK THEN THEY MIGHT BE LIT TOO UNLESS THE SYSTEM IS TRYING CLEAR SLOTS AND ROTATE INVENTORY.)</text:h>
            </text:list-item>
            <text:list-item>
              <text:h text:style-name="P11" text:outline-level="1">THE NEXT FIVE PICKS FOR THIS ORDER BATCH WILL BLINK THE WORKER'S COLOR.</text:h>
            </text:list-item>
            <text:list-item>
              <text:h text:style-name="P11" text:outline-level="1">WORKER SEARCHES AISLE FOR ACTIVE PICK LOCATION</text:h>
            </text:list-item>
            <text:list-item>
              <text:h text:style-name="P11" text:outline-level="1">WORKER MOVES CHE TO NEXT PICK LOCATION</text:h>
            </text:list-item>
            <text:list-item>
              <text:h text:style-name="P11" text:outline-level="1">WORKER CHECKS CHE MASTER TERMINAL TOTAL REQUIRED ITEM QUANTITY</text:h>
            </text:list-item>
            <text:list-item>
              <text:h text:style-name="P11" text:outline-level="1">WORKER PICKS TOTAL REQUIRED ITEM QUANTITY FROM LOCATION</text:h>
            </text:list-item>
            <text:list-item>
              <text:h text:style-name="P11" text:outline-level="1">FOR EACH CONTAINER WITH AN ACTIVE PICK AT THIS ITEM LOCATION:</text:h>
              <text:list>
                <text:list-item>
                  <text:list>
                    <text:list-item>
                      <text:h text:style-name="P11" text:outline-level="1"><text:span text:style-name="T6">POTENTIAL CONTAINER FULL EXCEPTION</text:span> (see <text:a xlink:type="simple" xlink:href="#1.9.Container Full Exception|outline"><text:span text:style-name="T5">CONTAINER FULL EXCEPTION</text:span></text:a>)</text:h>
                    </text:list-item>
                    <text:list-item>
                      <text:h text:style-name="P11" text:outline-level="1">CONTAINER'S TERMINAL SHOW REQUIRED CONTAINER QUANTITY</text:h>
                    </text:list-item>
                    <text:list-item>
                      <text:h text:style-name="P11" text:outline-level="1">WORKER PUTS REQUIRED QUANTITY INTO CONTAINER</text:h>
                    </text:list-item>
                    <text:list-item>
                      <text:h text:style-name="P11" text:outline-level="1">WORKER SETS THE QUANTITY PUT AND CONFIRMS PICK COMPLETE</text:h>
                    </text:list-item>
                    <text:list-item>
                      <text:h text:style-name="P11" text:outline-level="1"><text:span text:style-name="T6">POTENTIAL OUT OF STOCK EXCEPTION</text:span> (see <text:a xlink:type="simple" xlink:href="#1.9.Out of Stock Exception|outline"><text:span text:style-name="T5">OUT OF STOCK EXCEPTION HANDLING</text:span></text:a>)</text:h>
                    </text:list-item>
                    <text:list-item>
                      <text:h text:style-name="P11" text:outline-level="1">CONTAINER'S TERMINAL SHOWS JUST PUT QUANITY DIMMED</text:h>
                    </text:list-item>
                  </text:list>
                </text:list-item>
              </text:list>
            </text:list-item>
            <text:list-item>
              <text:h text:style-name="P11" text:outline-level="1">END</text:h>
            </text:list-item>
            <text:list-item>
              <text:h text:style-name="P11" text:outline-level="1">POTENTIAL PICK LOCATION AUDIT OPTION (see <text:span text:style-name="T5">PICK AUDIT OPTION</text:span>)</text:h>
            </text:list-item>
          </text:list>
        </text:list-item>
        <text:list-item>
          <text:h text:style-name="P11" text:outline-level="1">END</text:h>
        </text:list-item>
        <text:list-item>
          <text:h text:style-name="P11" text:outline-level="1">REPEAT AISLE PROCESS FOR ALL AISLES</text:h>
        </text:list-item>
        <text:list-item>
          <text:h text:style-name="P11" text:outline-level="1"><text:span text:style-name="T6">POTENTIAL ORDER INCOMPLETE EXCEPTION</text:span> (see <text:span text:style-name="T5">INCOMPLETE ORDER EXCEPTION</text:span>)</text:h>
        </text:list-item>
        <text:list-item>
          <text:h text:style-name="P11" text:outline-level="1">MOVE CHE TO THE WORK AREA TERMINATION POINT</text:h>
        </text:list-item>
        <text:list-item>
          <text:h text:style-name="P11" text:outline-level="1">MOVE CHE TO THE OUTBOUND CONSOLIDATION POINT</text:h>
        </text:list-item>
      </text:list>
      <text:h text:style-name="Heading_20_3" text:outline-level="3"><text:soft-page-break/>Recipe #3: Parallel Pick/Intermediate Container/One-Time ID/Unassigned Container ID/Lot IDs</text:h>
      <text:p text:style-name="Text_20_body">The picks go into an intermediate container. <text:s/>A container passes through a single work area, and when it reaches the work area termination point it moves to the outbound consolidation area. <text:s/>You use this process when you need faster cycle times or the facility has orders with low item count and poor SKU aisle affinity.</text:p>
      <text:h text:style-name="Heading_20_4" text:outline-level="4">Initiation Point (Order Initiation Point):</text:h>
      <text:p text:style-name="Text_20_body">Every work area is an initiation point for the part of the order that has picks in that work area. <text:s/>No WIP orders will enter the work area.</text:p>
      <text:h text:style-name="Heading_20_4" text:outline-level="4">Process Flow</text:h>
      <text:p text:style-name="Text_20_body">These are the steps to work orders in this type of operation. <text:s/>The steps may link to a detailed explanation of that step. <text:s/>(Some steps apply to more than one recipe.)</text:p>
      <text:p text:style-name="Text_20_body"/>
      <text:list xml:id="list2165935393" text:continue-list="list575943931" text:style-name="L1">
        <text:list-item text:start-value="1">
          <text:h text:style-name="P11" text:outline-level="1" text:restart-numbering="true" text:start-value="-1">IMPORT NEW ORDERS (see <text:a xlink:type="simple" xlink:href="#3.Order Import Processes|outline"><text:span text:style-name="T5">ORDER IMPORT PROCESS</text:span></text:a>)</text:h>
        </text:list-item>
        <text:list-item>
          <text:h text:style-name="P11" text:outline-level="1">GROUP ORDERS FOR WORK (see <text:a xlink:type="simple" xlink:href="#3.Order Grouping Process|outline"><text:span text:style-name="T5">ORDER GROUPING PROCESS</text:span></text:a>)</text:h>
        </text:list-item>
        <text:list-item>
          <text:h text:style-name="P11" text:outline-level="1">RELEASE ORDERS TO PRODUCTION (see <text:a xlink:type="simple" xlink:href="#2.2.Release Orders to Production|outline"><text:span text:style-name="T5">ORDER GROUP RELEASE PROCESS</text:span></text:a>) </text:h>
        </text:list-item>
        <text:list-item>
          <text:h text:style-name="P11" text:outline-level="1">WORKER BEGINS SHIFT (see <text:a xlink:type="simple" xlink:href="#2.3.Worker Begin Shift Process|outline"><text:span text:style-name="T5">WORKER BEGIN SHIFT PROCESS</text:span></text:a>)</text:h>
        </text:list-item>
        <text:list-item>
          <text:h text:style-name="P11" text:outline-level="1">WORKER ARRIVES AT THEIR WORK AREA</text:h>
        </text:list-item>
        <text:list-item>
          <text:h text:style-name="P11" text:outline-level="1">WORKER LOGS IN AT WORK AREA INITIATION POINT</text:h>
        </text:list-item>
        <text:list-item>
          <text:h text:style-name="P11" text:outline-level="1">WORKER ACQUIRES NEXT AVAILABLE CHE (AN EMPTY CHE BECAUSE THER IS NO WIP.)</text:h>
        </text:list-item>
        <text:list-item>
          <text:h text:style-name="P11" text:outline-level="1">WORKER SETS UP THE NEXT ORDER BATCH ON THE CHE (see <text:a xlink:type="simple" xlink:href="#1.7.CHE Setup (Outbound Orders)|outline"><text:span text:style-name="T5">CHE SETUP PROCESS - PARALLEL</text:span></text:a>)</text:h>
        </text:list-item>
        <text:list-item>
          <text:h text:style-name="P11" text:outline-level="1">SYSTEM STARTS THE PICK PROCESS FOR THE ORDER BATCH</text:h>
        </text:list-item>
        <text:list-item>
          <text:h text:style-name="P11" text:outline-level="1">CHE TERMINAL BLINKS WORKER'S PICK ID COLOR</text:h>
        </text:list-item>
        <text:list-item>
          <text:h text:style-name="P11" text:outline-level="1">THE AISLE END-CAP THAT HAS THE ACTIVE PICK WILL BLINK THE PICKER'S COLOR</text:h>
        </text:list-item>
        <text:list-item>
          <text:h text:style-name="P11" text:outline-level="1">WORKER SEARCHES AISLE END-CAP INDICATORS, LOOKS FOR ACTIVE PICK AISLE</text:h>
        </text:list-item>
        <text:list-item>
          <text:h text:style-name="P11" text:outline-level="1">WORKER ENTERS AISLE WITH CHE</text:h>
        </text:list-item>
        <text:list-item>
          <text:h text:style-name="P11" text:outline-level="1">FOR EACH PICK IN THIS ORDER BATCH ON THIS AISLE</text:h>
          <text:list>
            <text:list-item>
              <text:h text:style-name="P11" text:outline-level="1">THE ACTIVE PICK LOCATION WILL BE LIT SOLID IN THE PICKER'S ID COLOR. <text:s/>(IF THERE ARE ADJACENT LOCATIONS WITH THE SAME ITEM THAT CAN SATISFY THIS PICK THEN THEY MIGHT BE LIT TOO UNLESS THE SYSTEM IS TRYING CLEAR SLOTS AND ROTATE INVENTORY.)</text:h>
            </text:list-item>
            <text:list-item>
              <text:h text:style-name="P11" text:outline-level="1">THE NEXT FIVE PICKS FOR THIS ORDER BATCH WILL BLINK THE WORKER'S COLOR.</text:h>
            </text:list-item>
            <text:list-item>
              <text:h text:style-name="P11" text:outline-level="1">WORKER SEARCHES AISLE FOR ACTIVE PICK LOCATION</text:h>
            </text:list-item>
            <text:list-item>
              <text:h text:style-name="P11" text:outline-level="1">WORKER MOVES CHE TO NEXT PICK LOCATION</text:h>
            </text:list-item>
            <text:list-item>
              <text:h text:style-name="P11" text:outline-level="1">WORKER CHECKS CHE MASTER TERMINAL TOTAL REQUIRED ITEM QUANTITY</text:h>
            </text:list-item>
            <text:list-item>
              <text:h text:style-name="P11" text:outline-level="1">WORKER PICKS TOTAL REQUIRED ITEM QUANTITY FROM LOCATION</text:h>
            </text:list-item>
            <text:list-item>
              <text:h text:style-name="P11" text:outline-level="1">FOR EACH CONTAINER WITH AN ACTIVE PICK AT THIS ITEM LOCATION:</text:h>
              <text:list>
                <text:list-item>
                  <text:list>
                    <text:list-item>
                      <text:h text:style-name="P11" text:outline-level="1"><text:span text:style-name="T6">POTENTIAL CONTAINER FULL EXCEPTION</text:span> (see <text:a xlink:type="simple" xlink:href="#1.9.Container Full Exception|outline"><text:span text:style-name="T5">CONTAINER FULL EXCEPTION</text:span></text:a>)</text:h>
                    </text:list-item>
                    <text:list-item>
                      <text:h text:style-name="P11" text:outline-level="1">CONTAINER'S TERMINAL SHOW REQUIRED CONTAINER QUANTITY</text:h>
                    </text:list-item>
                    <text:list-item>
                      <text:h text:style-name="P11" text:outline-level="1">WORKER PUTS REQUIRED QUANTITY INTO CONTAINER</text:h>
                    </text:list-item>
                    <text:list-item>
                      <text:h text:style-name="P11" text:outline-level="1">WORKER SETS THE QUANTITY PUT AND CONFIRMS PICK COMPLETE</text:h>
                    </text:list-item>
                    <text:list-item>
                      <text:h text:style-name="P11" text:outline-level="1"><text:span text:style-name="T6">POTENTIAL OUT OF STOCK EXCEPTION</text:span> (see <text:a xlink:type="simple" xlink:href="#1.9.Out of Stock Exception|outline"><text:span text:style-name="T5">OUT OF STOCK EXCEPTION HANDLING</text:span></text:a>)</text:h>
                    </text:list-item>
                    <text:list-item>
                      <text:h text:style-name="P11" text:outline-level="1">CONTAINER'S TERMINAL SHOWS JUST PUT QUANITY DIMMED</text:h>
                    </text:list-item>
                  </text:list>
                </text:list-item>
              </text:list>
            </text:list-item>
            <text:list-item>
              <text:h text:style-name="P11" text:outline-level="1">END</text:h>
            </text:list-item>
            <text:list-item>
              <text:h text:style-name="P11" text:outline-level="1">POTENTIAL PICK LOCATION AUDIT OPTION (see <text:span text:style-name="T5">PICK AUDIT OPTION</text:span>)</text:h>
            </text:list-item>
          </text:list>
        </text:list-item>
        <text:list-item>
          <text:h text:style-name="P11" text:outline-level="1">END</text:h>
        </text:list-item>
        <text:list-item>
          <text:h text:style-name="P11" text:outline-level="1">REPEAT AISLE PROCESS FOR ALL AISLES</text:h>
        </text:list-item>
        <text:list-item>
          <text:h text:style-name="P11" text:outline-level="1"><text:span text:style-name="T6">POTENTIAL ORDER INCOMPLETE EXCEPTION</text:span> (see <text:span text:style-name="T5">INCOMPLETE ORDER EXCEPTION</text:span>)</text:h>
        </text:list-item>
        <text:list-item>
          <text:h text:style-name="P11" text:outline-level="1"><text:soft-page-break/>MOVE CHE TO THE WORK AREA TERMINATION POINT</text:h>
        </text:list-item>
        <text:list-item>
          <text:h text:style-name="P11" text:outline-level="1">MOVE CHE TO THE OUTBOUND CONSOLIDATION POINT</text:h>
        </text:list-item>
      </text:list>
      <text:h text:style-name="Heading_20_2" text:outline-level="2">Order Import Process</text:h>
      <text:p text:style-name="Text_20_body">The order import process is how the raw orders enter the system so that it can break them down into the work instructions to move material to complete the orders. <text:s/>There are two main order import methods: Dropbox file import, and a RESTful interface for system-to-system connections.</text:p>
      <text:h text:style-name="Heading_20_3" text:outline-level="3">Dropbox Interface</text:h>
      <text:p text:style-name="Text_20_body">Dropbox is a cloud-based file sharing service that provides an application-specific API so that third party applications like ours can connect to your Dropbox shares. <text:s/>When you first setup a facility the system will create a Dropbox EDI service for that facility. <text:s/>Initially, that EDI service will show "unlinked." <text:s/>If you do not need Dropbox service then you can leave it unlinked. The system will not attempt to contact Dropbox for unlinked facilities. <text:s/>If you do wish to link the facility to your Dropbox service then right-click on the EDI service entry, select "link service" and a dialog will pop up to ask you if you want to link the facility to your Dropbox account. <text:s/>If you click "OK" then the system will take you to the Dropbox login page (if you're not logged in to Dropbox already). <text:s/>Once you login to Dropbox you will see a page that requests you to link your Dropbox account to the Codeshelf system. <text:s/>If you click "Allow" then Dropbox will link your Dropbox account to the Codeshelf system and will send the system a token that allows the system to connect to your Dropbox account. <text:s/>(The system can only see the contents of the Codeshelf system directory and nothing else.) <text:s/>The Dropbox EDI service entry will show "linking" until you approve the request and we can link to it. <text:s text:c="2"/>Once you approve the link the Dropbox EDI service entry will show "linked". <text:s/>If you do not approve the connection, or if you take too long to approve the connection then system will give up the attempt to link to your Dropbox account and show "link failed."</text:p>
      <text:p text:style-name="Text_20_body"/>
      <text:p text:style-name="Text_20_body">Once linked to your Dropbox account the system will create a Codeshelf application directory. <text:s/>It will also create a subdirectory called FACILITY_&lt;<text:span text:style-name="T3">facility name</text:span>&gt; where &lt;<text:span text:style-name="T3">facility name</text:span>&gt; is the name of the facility you just linked. <text:s/>Inside the FACILITY_&lt;<text:span text:style-name="T3">facility name</text:span>&gt; subdirectory it will create two subdirectories: <text:span text:style-name="T3">import</text:span> and <text:span text:style-name="T3">export</text:span>.</text:p>
      <text:p text:style-name="Text_20_body"/>
      <text:p text:style-name="Text_20_body">If you revoke permission for the system to attach to your Dropbox account then the service record will show "link failed." <text:s/>Also, at any time you can attach the facility's Dropbox service record to a different Dropbox account by repeating the process where you right-click the service record. <text:s/>(Just make sure you've first logged out of your Dropbox account, so that you will see a request to login to another account.)</text:p>
      <text:h text:style-name="Heading_20_4" text:outline-level="4">Sales Orders</text:h>
      <text:p text:style-name="Text_20_body">The system will attempt to import any valid CSV file with a ".csv" extension that it find in the /Codeshelf/Facility_&lt;facility name&gt;/import directory. <text:s/>It will load the first row as a header row and use each column of that header row to map columns to order properties by property name (such as orderId). The columns can appear in any order as long as the column header name matches a valid order property name. <text:s/>(The column header-to-property match is a case-insensitive compare.)</text:p>
      <text:p text:style-name="Text_20_body"/>
      <text:p text:style-name="Text_20_body">The order properties are: (Required fields are bold)</text:p>
      <text:p text:style-name="P12"/>
      <text:p text:style-name="P4"><text:span text:style-name="T1">orderId</text:span><text:tab/><text:tab/><text:tab/>String</text:p>
      <text:p text:style-name="P4"><text:span text:style-name="T1">orderDetailId</text:span><text:tab/><text:tab/>String</text:p>
      <text:p text:style-name="P4"><text:span text:style-name="T1">orderDate</text:span><text:tab/><text:tab/><text:tab/>SQL Timestamp</text:p>
      <text:p text:style-name="P4"><text:span text:style-name="T1">dueDate</text:span><text:tab/><text:tab/><text:tab/>SQL Timestamp</text:p>
      <text:p text:style-name="P4">orderGroupId<text:tab/><text:tab/>String</text:p>
      <text:p text:style-name="P4"><text:soft-page-break/>accountId<text:tab/><text:tab/><text:tab/>String</text:p>
      <text:p text:style-name="P4">destinationId<text:tab/><text:tab/>String</text:p>
      <text:p text:style-name="P4"><text:span text:style-name="T1">itemId</text:span><text:tab/><text:tab/><text:tab/>String</text:p>
      <text:p text:style-name="P4">description<text:tab/><text:tab/><text:tab/>String</text:p>
      <text:p text:style-name="P4"><text:span text:style-name="T1">quantity</text:span><text:tab/><text:tab/><text:tab/>Float</text:p>
      <text:p text:style-name="P4"><text:span text:style-name="T1">uomId</text:span><text:tab/><text:tab/><text:tab/><text:tab/>String</text:p>
      <text:p text:style-name="P4"/>
      <text:h text:style-name="Heading_20_3" text:outline-level="3">RESTful Interface</text:h>
      <text:p text:style-name="Text_20_body">Not yet supported.</text:p>
      <text:h text:style-name="Heading_20_2" text:outline-level="2">Order Grouping Process</text:h>
      <text:p text:style-name="Text_20_body">It's unlikely that a facility will want its orders to all release to production at once (or as they arrive via the import process). <text:s/>For this reason the system allows the user to group orders prior to releasing them to production. <text:s/>This makes it easy to release a single group of orders and work those orders to completion before releasing another group.</text:p>
      <text:h text:style-name="Heading_20_3" text:outline-level="3">Automatic Grouping</text:h>
      <text:p text:style-name="Text_20_body">There is a system parameter that indicates what (if any) order import properties should be part of automatic order grouping on import. <text:s/>There is an orderGroupId property of the order, so if you want a custom, automated way to group orders then populate this property with your own, custom order group IDs. <text:s/>You cannot modify a released order group, so make sure you use a unique order group with each EDI batch and that you do not reuse that order group ID in future EDI batches.</text:p>
      <text:h text:style-name="Heading_20_3" text:outline-level="3">Manual Grouping</text:h>
      <text:p text:style-name="Text_20_body">If the system has no automatic order grouping parameters then the user can go to the Order Grouping Tool to manually group unreleased orders.</text:p>
      <text:h text:style-name="Heading_20_2" text:outline-level="2">Release Order Groups to Production</text:h>
      <text:p text:style-name="Text_20_body">Before the system can create work instructions, it must first release orders to production. <text:s/>The release process also invokes the work instruction creation process. <text:s/>Each work area has a work strategy that the system uses to create work instructions in that work area. <text:s/>The system optionally chains work areas so that work has to progress across the facility in a particular order.</text:p>
      <text:h text:style-name="Heading_20_3" text:outline-level="3">Manual Releasing</text:h>
      <text:p text:style-name="Text_20_body">The shift manager should only release orders to production for the current shift. <text:s/>The Order Release Tool allows the shift manager to select unreleased order groups and release them to production.</text:p>
      <text:h text:style-name="Heading_20_3" text:outline-level="3">Automatic Releasing</text:h>
      <text:p text:style-name="Text_20_body">Not supported at this time. </text:p>
      <text:h text:style-name="Heading_20_2" text:outline-level="2">Worker Begin Shift Process</text:h>
      <text:h text:style-name="Heading_20_3" text:outline-level="3">Acquire Scanner</text:h>
      <text:p text:style-name="Text_20_body">When a worker shows up for a shift they go to the shift manager's office to "check out" a barcode scanner. <text:s/>That scanner's unique ID associates all scans made by that device with the user attached to it until they check the scanner back in at the end of the shift.</text:p>
      <text:h text:style-name="Heading_20_3" text:outline-level="3">Associate to Work Area</text:h>
      <text:p text:style-name="Text_20_body">After the user checks out their scanner, they "login" to their assigned work area. <text:s/>Every work area initiation point has a master login barcode. <text:s/>The user scans this barcode so the system now knows they are working in that work area. <text:s/>If the user tries to scan barcodes outside of their logged-in (or assigned) <text:soft-page-break/>work area it returns a system error to the user.</text:p>
      <text:h text:style-name="Heading_20_2" text:outline-level="2">CHE Setup (Serial Picking)</text:h>
      <text:p text:style-name="Text_20_body">When a CHE arrives at a work area initiation point it is either empty or has a WIP order batch. <text:s/>The first work area's initiation point is also the order initiation point, so the CHE should always be empty. <text:s/>In downstream work areas the CHE will arrive with WIP orders from the current order batch. <text:s/>With serial picking the order batch remains intact until the order batch reaches the final work area termination point. <text:s/>No containers will enter or leave the order batch once the CHE is setup in the first work area initiation point.</text:p>
      <text:p text:style-name="Text_20_body">The selection of the "next appropriate container" for the order batch is driven by the worker and not the system. <text:s/>Every site will have their own manual process for how workers should select and label containers for the order batch. <text:s/>In the case of preassigned container IDs when the worker selects the container they necessarily select the order preassigned to it. <text:s/>In the case where there is no preassigned ID you have a process where different orders require a different container types or sizes. <text:s/>In this case the type of container the worker selects determines what order the system can assign to the container (and hence the batch). <text:s/>There may be an imbalance of demand for certain container types if the worker doesn't know the order mix. <text:s/>We have experience forcing the user's container type selection, and this has not worked well. <text:s/>It's too rigid and doesn't allow the worker to respond to unexpected or unanticipated events and demand. <text:s/>It's better to provide a scoreboard so the workers can see total order and container type demand and decide how to react to that demand. <text:s/>For example, if the system forces container type selection and the worker runs out of that container type then the system can come to a stop and no works gets done at all.</text:p>
      <text:h text:style-name="Heading_20_3" text:outline-level="3">Process</text:h>
      <text:list xml:id="list1865933959" text:continue-list="list2165935393" text:style-name="L1">
        <text:list-item text:start-value="1">
          <text:h text:style-name="P11" text:outline-level="1" text:restart-numbering="true" text:start-value="-1">WORKER SELECTS AN AVAILABLE CHE</text:h>
        </text:list-item>
        <text:list-item>
          <text:h text:style-name="P11" text:outline-level="1">WORKER SCANS THE CHE'S MASTER ID BARCODE</text:h>
        </text:list-item>
        <text:list-item>
          <text:h text:style-name="P11" text:outline-level="1">SYSTEM INDICATES IF CHE IS AVAILABLE FOR USE</text:h>
        </text:list-item>
        <text:list-item>
          <text:h text:style-name="P11" text:outline-level="1">FOR EACH CHE POSITION</text:h>
          <text:list>
            <text:list-item>
              <text:h text:style-name="P11" text:outline-level="1">WORKER SELECTS THE NEXT APPROPRIATE CONTAINER</text:h>
            </text:list-item>
            <text:list-item>
              <text:h text:style-name="P11" text:outline-level="1">WORKER PUTS THE CONTAINER INTO A CHE CONTAINER POSITION</text:h>
            </text:list-item>
            <text:list-item>
              <text:h text:style-name="P11" text:outline-level="1">WORKER SCANS THE SELECTED CHE CONTAINER POSITION'S TERMINAL ID</text:h>
            </text:list-item>
            <text:list-item>
              <text:h text:style-name="P11" text:outline-level="1">WORKER SCANS THE SELECTED CONTAINER ID</text:h>
            </text:list-item>
            <text:list-item>
              <text:h text:style-name="P11" text:outline-level="1">THE CHE'S CONTAINER POSITION TERMINAL SHOULD SHOW THE CONTAINER ID</text:h>
            </text:list-item>
            <text:list-item>
              <text:h text:style-name="P11" text:outline-level="1">WORKER CONFIRMS CONTAINER ID</text:h>
            </text:list-item>
            <text:list-item>
              <text:h text:style-name="P11" text:outline-level="1">THE SYSTEM ASSOCIATES AN ORDER TO THE BATCH BASED ON THE CONTAINER JUST ADDED TO THE CHE'S BATCH</text:h>
            </text:list-item>
            <text:list-item>
              <text:h text:style-name="P11" text:outline-level="1"><text:span text:style-name="T6">POTENTIAL NO READY ORDERS EXCEPTION</text:span> (See <text:a xlink:type="simple" xlink:href="#1.8.No Ready Orders Exception|outline">NO READY ORDERS EXCEPTION</text:a>)</text:h>
            </text:list-item>
          </text:list>
        </text:list-item>
        <text:list-item>
          <text:h text:style-name="P11" text:outline-level="1">END</text:h>
        </text:list-item>
      </text:list>
      <text:h text:style-name="Heading_20_2" text:outline-level="2">CHE Setup (Parallel Picking)</text:h>
      <text:p text:style-name="Text_20_body">When a CHE arrives at a work area initiation point it is empty. <text:s/>Each time the worker builds an order pick batch at their work area initiation point, they are making a clean batch that will only work in that area.</text:p>
      <text:p text:style-name="Text_20_body">The selection of the "next appropriate container" for the order batch is driven by the worker and not the system. <text:s/>Every site will have their own manual process for how workers should select and label containers for the order batch. <text:s/>In the case of preassigned container IDs when the worker selects the container they necessarily select the order preassigned to it. <text:s/>In the case where there is no preassigned ID you have a process where different orders require a different container types or sizes. <text:s/>In this case the type of container the worker selects determines what order the system can assign to the container (and hence the batch). <text:s/>There may be an imbalance of demand for certain container types if the worker doesn't know the order mix. <text:s/>We have experience forcing the user's container type selection, and this has not <text:soft-page-break/>worked well. <text:s/>It's too rigid and doesn't allow the worker to respond to unexpected or unanticipated events and demand. <text:s/>It's better to provide a scoreboard so the workers can see total order and container type demand and decide how to react to that demand. <text:s/>For example, if the system forces container type selection and the worker runs out of that container type then the system can come to a stop and no works gets done at all.</text:p>
      <text:h text:style-name="Heading_20_3" text:outline-level="3">Process</text:h>
      <text:list xml:id="list2033435877" text:continue-list="list1865933959" text:style-name="L1">
        <text:list-item text:start-value="1">
          <text:h text:style-name="P11" text:outline-level="1" text:restart-numbering="true" text:start-value="-1">WORKER SELECTS AN AVAILABLE CHE</text:h>
        </text:list-item>
        <text:list-item>
          <text:h text:style-name="P11" text:outline-level="1">WORKER SCANS THE CHE'S MASTER ID BARCODE</text:h>
        </text:list-item>
        <text:list-item>
          <text:h text:style-name="P11" text:outline-level="1">SYSTEM INDICATES IF CHE IS AVAILABLE FOR USE</text:h>
        </text:list-item>
        <text:list-item>
          <text:h text:style-name="P11" text:outline-level="1">FOR EACH CHE POSITION</text:h>
          <text:list>
            <text:list-item>
              <text:h text:style-name="P11" text:outline-level="1">WORKER SELECTS THE NEXT APPROPRIATE CONTAINER</text:h>
            </text:list-item>
            <text:list-item>
              <text:h text:style-name="P11" text:outline-level="1">WORKER PUTS THE CONTAINER INTO A CHE CONTAINER POSITION</text:h>
            </text:list-item>
            <text:list-item>
              <text:h text:style-name="P11" text:outline-level="1">WORKER SCANS THE SELECTED CHE CONTAINER POSITION'S TERMINAL ID</text:h>
            </text:list-item>
            <text:list-item>
              <text:h text:style-name="P11" text:outline-level="1">WORKER SCANS THE SELECTED CONTAINER ID</text:h>
            </text:list-item>
            <text:list-item>
              <text:h text:style-name="P11" text:outline-level="1">THE CHE'S CONTAINER POSITION TERMINAL SHOULD SHOW THE CONTAINER ID</text:h>
            </text:list-item>
            <text:list-item>
              <text:h text:style-name="P11" text:outline-level="1">WORKER CONFIRMS CONTAINER ID</text:h>
            </text:list-item>
            <text:list-item>
              <text:h text:style-name="P11" text:outline-level="1">THE SYSTEM ASSOCIATES AN ORDER TO THE BATCH BASED ON THE CONTAINER JUST ADDED TO THE CHE'S BATCH</text:h>
            </text:list-item>
            <text:list-item>
              <text:h text:style-name="P11" text:outline-level="1"><text:span text:style-name="T6">POTENTIAL NO READY ORDERS EXCEPTION</text:span> (See <text:a xlink:type="simple" xlink:href="#1.8.No Ready Orders Exception|outline">NO READY ORDERS EXCEPTION</text:a>)</text:h>
            </text:list-item>
          </text:list>
        </text:list-item>
        <text:list-item>
          <text:h text:style-name="P11" text:outline-level="1">END</text:h>
        </text:list-item>
      </text:list>
      <text:h text:style-name="Heading_20_2" text:outline-level="2">No Ready Orders Exception</text:h>
      <text:p text:style-name="Text_20_body">The user selected a container for the order batch, but there is no order that can go in this container. <text:s/>The worker should physically remove this container from the batch. <text:s/>Whenever there is a NO READY ORDERS exception the system will not associate the container to the batch. <text:s/>The user can simply repeat the container assignment process at the same CHE container position with a new container type.</text:p>
      <text:p text:style-name="Text_20_body">If the worker is confused about what kind of container to use then they need to look at the order/container demand scoreboard before they select another container type. <text:s/>If there are no available containers for the current demand then you have a process exception and someone has to supply more ready containers.</text:p>
      <text:h text:style-name="Heading_20_2" text:outline-level="2">Container Full Exception</text:h>
      <text:p text:style-name="Text_20_body">The active pick cannot be completed because the current container cannot fit any more items. <text:s/>The user will decrement the put quantity on the CHE container position terminal to the amount put into the container and will select the CONTAINER FULL exception. <text:s/>This will alert the system that some orders are short product. <text:s/>Exceptional orders will show up on a list at the final work area's termination point for special handling.</text:p>
      <text:p text:style-name="Text_20_body">Container full may be handled by a supervisor who brings a new container to the CHE so that the worker can associate it with the continuation of that order in the order batch. <text:s/>NEED A PROCESS FOR THIS.</text:p>
      <text:h text:style-name="Heading_20_2" text:outline-level="2">Out of Stock Exception</text:h>
      <text:p text:style-name="Text_20_body">The active pick cannot be completed because the current location does not have enough items. <text:s/>The user will decrement the put quantity on the CHE container position terminal to the amount put into the container and will select the OUT OF STOCK exception. <text:s/>This will alert the system that some orders are short product. <text:s/>Exceptional orders will show up on a list at the final work area's termination point for special handling.</text:p>
      <text:p text:style-name="Text_20_body">If there is an equivalent item at a further location, then the system will insert another pick for that item at that location to complete the shorted orders. <text:s/>If the order reaches the final work area's termination point with shorted items then the order will need special handling.</text:p>
      <text:p text:style-name="Text_20_body"><text:soft-page-break/>N.B. In systems where the equivalent items shows up in adjacent locations, the current active pick will light for all adjacent locations of the same item. <text:s/>Adjacent items is a good way to prevent short picks that the picker has to resolve later on the pick line as the worker passes later locations for that item.</text:p>
      <text:h text:style-name="Heading_20_1" text:outline-level="1">Glossary</text:h>
      <text:h text:style-name="Heading_20_4" text:outline-level="4">Collection Point:</text:h>
      <text:p text:style-name="Text_20_body">A work area location to collect work in process containers. <text:s/>There are inbound collection points for containers entering the work area, and outbound collection points for containers leaving the work area. <text:s/>The inbound and outbound collection points can be in the same place.</text:p>
      <text:h text:style-name="Heading_20_4" text:outline-level="4"><text:span text:style-name="T1">Container</text:span>: </text:h>
      <text:p text:style-name="Text_20_body">Anything in the facility that can hold one or more items or other containers. <text:s/>Examples are tote, case, pallet, trailer, etc. <text:s/>A container <text:span text:style-name="T3">always</text:span> has a location - even if it is just the facility. <text:s/>Containers always have a unique ID. <text:s/>There are three types of container ID: preassigned, reusable, and one-time. Preassigned container IDs are already associated with an order before work proceeds - often this is a carrier ID label. <text:s/>Reusable container IDs are for intermediate containers (totes) that get recycled in the operation. <text:s/>One-time IDs are used once in the operation for intermediate containers and never again. <text:s/>Often they are a preprinted license plate that workers attach to an empty shipping container. <text:s/>They can also be a one-time use license plate on an otherwise recyclable container. <text:s/>One-time license plates have no reference to a container master, so the system knows nothing about their characteristics. <text:s/>For this reason, all one-time container ID must use the Property Encoded Container ID.</text:p>
      <text:h text:style-name="Heading_20_4" text:outline-level="4">Container Handler Equipment (CHE):<text:span text:style-name="T2"> </text:span></text:h>
      <text:p text:style-name="P1">Equipment that can hold and move one or more containers. <text:s/>E.g. fork truck, pallet jack, cart, conveyor, etc.</text:p>
      <text:h text:style-name="P8" text:outline-level="4">CHE Position:</text:h>
      <text:p text:style-name="P1">A place on the CHE where a terminal and container can go together as an atomic? unit. <text:s/>For fixed terminals there will be a fixed container position. <text:s/>For mobile terminals it's up to the worker to arrange terminals and containers together on the CHE.</text:p>
      <text:h text:style-name="Heading_20_4" text:outline-level="4"><text:span text:style-name="T1">Item</text:span>:</text:h>
      <text:p text:style-name="Text_20_body">The facility's atomic unit of goods, AKA a SKU. <text:s/>An item cannot be broken down further - it is the most basic unit of goods. <text:s/>It has a unit of measure (UoM) class that is either countable (e.g. EA) or weighable (e.g. KG). <text:s/>N.B. Different items may refer to the same end product. <text:s/>Each prepackaged, trackable unit of containment the facility can receive or ship is a separate item: Shampoo 12oz bottle in each, case of 12, case of 24, etc. Items have a status of: ACTIVE, INACTIVE, HELD.</text:p>
      <text:h text:style-name="Heading_20_4" text:outline-level="4"><text:span text:style-name="T1">Location</text:span>: </text:h>
      <text:p text:style-name="Text_20_body">A fixed place in the facility that can hold items or containers. <text:s/>E.g. Aisle, bay, tier, slot, etc. <text:s/>Locations nest so that one location can hold a collection of other locations. <text:s/>E.g. An aisle is a collection of bays. <text:s/>A location has physical attributes that includes its dimensions and its relative distance from its parent location. <text:s/>The facility is the top-level location. <text:s/>Locations have a status of ACTIVE, INACTIVE.</text:p>
      <text:h text:style-name="Heading_20_4" text:outline-level="4">Order Initiation Point:</text:h>
      <text:p text:style-name="Text_20_body">When a new (unworked) order get associated with a container in its first work area's initiation point.</text:p>
      <text:h text:style-name="Heading_20_4" text:outline-level="4">Order Termination Point:</text:h>
      <text:p text:style-name="Text_20_body">When a WIP order becomes complete and arrives at a work area termination point.</text:p>
      <text:h text:style-name="Heading_20_4" text:outline-level="4">Outbound Consolidation Area:</text:h>
      <text:p text:style-name="Text_20_body">Orders that exit their last work area then move to the outbound consolidation area. <text:s/>This is the place <text:soft-page-break/>where the facility does final operations before shipping. <text:s/>This might involve repacking into dunnage, QA, etc. <text:s/>For serial picking when an order reaches the last work area's termination point, the order then moves to the outbound consolidation area. <text:s/>For parallel picking this happens when the order's active work area container reaches the work area's termination point. </text:p>
      <text:h text:style-name="Heading_20_4" text:outline-level="4">Path:<text:span text:style-name="T2"> </text:span></text:h>
      <text:p text:style-name="Text_20_body"><text:span text:style-name="T2">A valid, safe, </text:span><text:span text:style-name="T4">directional</text:span><text:span text:style-name="T2"> path that CHEs can make through a facility. <text:s/>A path is made of path segments that run along the front face of a location (mainly aisles). <text:s/>Each path segment has travel directional</text:span><text:span text:style-name="T2">?</text:span><text:span text:style-name="T2"> that applies when it's only sensible or safe to travel in one direction along the segment. </text:span></text:p>
      <text:h text:style-name="P8" text:outline-level="4">Parallel Picking:</text:h>
      <text:p text:style-name="P1">Orders get picked into multiple, intermediate containers (usually totes) in different work areas at the same time. <text:s/>At completion the intermediate totes arrive at a single location for packing into the outbound shipping container.</text:p>
      <text:h text:style-name="P8" text:outline-level="4">Primary Active Container:</text:h>
      <text:p text:style-name="P1">In serial picking there is only one container active for the order at a time. <text:s/>This container is always the target container for the next work instruction.</text:p>
      <text:h text:style-name="P8" text:outline-level="4">Property Encoded Container ID:</text:h>
      <text:p text:style-name="P1">If a facility uses one-time container IDs that it attaches to temporary containers then the system can learn dimensional information from the container's ID. <text:s/>This is necessary for facilities that use multiple container types/sizes. <text:s/>The container ID format is: @ID&lt;TYPE_ID&gt;&lt;UNIQUE_ID&gt;. <text:s/>The UNIQUE_ID needs to be unique across all containers and container types. <text:s/>Any time the system scans an @ID code it knows it's scanned a one-time container ID and it knows what kind of container it is.</text:p>
      <text:h text:style-name="P8" text:outline-level="4">Serial Picking:</text:h>
      <text:p text:style-name="Text_20_body">Orders get picked into one container only until that container is complete. <text:s/>Serial picking applies to intermediate and outbound shipping container picking.</text:p>
      <text:h text:style-name="P9" text:outline-level="4">Terminal: </text:h>
      <text:p text:style-name="P1">Any device that presents work instructions to the worker or collects process/exception information from the worker.</text:p>
      <text:h text:style-name="Heading_20_4" text:outline-level="4"><text:span text:style-name="T1">Work Area</text:span>: </text:h>
      <text:p text:style-name="P1">A collection of locations where one or more workers process work instructions.</text:p>
      <text:h text:style-name="Heading_20_4" text:outline-level="4">Work Area Active Container:</text:h>
      <text:p text:style-name="P1">In parallel picking this is the container active for the order in this work area. <text:s/>(There may be multiple work area active containers for an order.)</text:p>
      <text:h text:style-name="Heading_20_4" text:outline-level="4"><text:span text:style-name="T1">Work Area Initiation Point</text:span>: </text:h>
      <text:p text:style-name="P1">The point where new or WIP orders begin work in the work area. <text:s/>For new orders in the work area this is the place where the order associates with a container.</text:p>
      <text:h text:style-name="Heading_20_4" text:outline-level="4">Work Area Termination Point:</text:h>
      <text:p text:style-name="P1">The point where WIP and completed orders exit the work area.</text:p>
      <text:h text:style-name="Heading_20_4" text:outline-level="4"><text:span text:style-name="T1">Work Instruction</text:span>: </text:h>
      <text:p text:style-name="Text_20_body">A single, atomic material movement plan for a worker or machine to move an item between a location and a container, or to move a container location from one location to another. <text:s/>Work instructions have a status of PLANNED (cannot execute), ACTUAL (can execute), INPROGRESS, COMPLETED, and REVERTED (was PLANNED or ACTUAL, but was cancelled by the system or a user).</text:p>
      <text:p text:style-name="Standard"/>
      <text:p text:style-name="Text_20_body"><text:soft-page-break/>The system imports orders and breaks them down into a series of work instructions, and sends those work instructions to workers and machines. <text:s/>There are two high-level facility operations: inbound and outbound. <text:s/>Inbound is the process to put away material from received purchase orders. <text:s/>Outbound is the process to pick and organize material to ship sales orders.</text:p>
      <text:p text:style-name="Standard"/>
      <text:p text:style-name="Text_20_body">In order to process the work instructions the system needs to know about facility processes, equipment and workers. <text:s/>The system models for these items are: worker, work area, container handler equipment, path, work strategy, and terminal.</text:p>
      <text:h text:style-name="Heading_20_4" text:outline-level="4">Work Queue:</text:h>
      <text:p text:style-name="Text_20_body">A collection of work instructions, sorted first by status (PLANNED, ACTUAL, COMPLETED) then by anticipated working order.</text:p>
      <text:h text:style-name="Heading_20_4" text:outline-level="4">Work In Process (WIP):</text:h>
      <text:p text:style-name="Text_20_body">Any partially worked containers.</text:p>
      <text:h text:style-name="Heading_20_4" text:outline-level="4">Work Strategy:<text:span text:style-name="T2"> </text:span></text:h>
      <text:p text:style-name="P1">Mainly the order of execution for work instructions.</text:p>
      <text:h text:style-name="Heading_20_4" text:outline-level="4"><text:span text:style-name="T1">Worker</text:span>: </text:h>
      <text:p text:style-name="Text_20_body">Handles work instructions for manual material moveme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Source Code Pro" svg:font-family="'Source Code Pro'"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5in" fo:margin-right="0in" fo:margin-top="0in" fo:margin-bottom="0in" fo:text-indent="0in" style:auto-text-indent="false"/>
      <style:text-properties style:font-name="Source Code Pro" fo:font-size="10pt" style:font-size-asian="10pt"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paragraph-properties fo:margin-top="0in" fo:margin-bottom="0.0598in"/>
      <style:text-properties style:font-name="Times New Roman1"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2" fo:font-size="115%" fo:font-style="normal" fo:font-weight="bold" style:font-size-asian="115%" style:font-style-asian="normal" style:font-weight-asian="normal" style:font-size-complex="115%" style:font-style-complex="normal" style:font-weight-complex="normal"/>
    </style:style>
    <style:style style:name="Heading_20_2" style:display-name="Heading 2" style:family="paragraph" style:parent-style-name="Heading" style:next-style-name="Text_20_body" style:default-outline-level="2">
      <style:paragraph-properties fo:margin="100%" fo:margin-left="0.2in" fo:margin-right="0in" fo:margin-top="0.2in" fo:margin-bottom="0in" fo:text-indent="0in" style:auto-text-indent="false">
        <style:tab-stops/>
      </style:paragraph-properties>
      <style:text-properties style:font-name="Times New Roman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4in" fo:margin-right="0in" fo:margin-top="0.1in" fo:margin-bottom="0in" fo:text-indent="0in" style:auto-text-indent="false"/>
      <style:text-properties style:font-name="Times New Roman3" fo:font-size="12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100%" fo:margin-left="0.5in" fo:margin-right="0in" fo:margin-top="0.1in" fo:margin-bottom="0in" fo:text-indent="0in" style:auto-text-indent="false">
        <style:tab-stops/>
      </style:paragraph-properties>
      <style:text-properties style:font-name="Times New Roman3" fo:font-size="11pt" fo:font-style="italic" fo:font-weight="bold" style:font-size-asian="11pt" style:font-style-asian="italic" style:font-weight-asian="bold" style:font-size-complex="11pt" style:font-style-complex="italic" style:font-weight-complex="bold"/>
    </style:style>
    <style:style style:name="Untitled1" style:family="paragraph" style:parent-style-name="Heading_20_2" style:default-outline-level="" style:list-style-name="">
      <style:paragraph-properties fo:margin-top="0.2in" fo:margin-bottom="0in"/>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7:38:20</meta:creation-date>
    <dc:date>2012-10-20T02:18:20</dc:date>
    <meta:editing-duration>P7DT16H28S</meta:editing-duration>
    <meta:editing-cycles>72</meta:editing-cycles>
    <meta:generator>OpenOffice.org/3.4.1$Unix OpenOffice.org_project/341m1$Build-9593</meta:generator>
    <meta:document-statistic meta:table-count="0" meta:image-count="0" meta:object-count="0" meta:page-count="12" meta:paragraph-count="294" meta:word-count="5639" meta:character-count="33156"/>
  </office:meta>
</office:document-meta>
</file>